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1cf22a" officeooo:paragraph-rsid="001cf22a"/>
    </style:style>
    <style:style style:name="P4" style:family="paragraph" style:parent-style-name="Standard">
      <style:paragraph-properties fo:text-align="justify" style:justify-single-word="false"/>
      <style:text-properties officeooo:rsid="00200914" officeooo:paragraph-rsid="00200914"/>
    </style:style>
    <style:style style:name="P5" style:family="paragraph" style:parent-style-name="Standard">
      <style:text-properties fo:font-weight="normal" officeooo:rsid="00244410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officeooo:rsid="001ea8c5"/>
    </style:style>
    <style:style style:name="P7" style:family="paragraph" style:parent-style-name="Standard">
      <style:paragraph-properties fo:text-align="justify" style:justify-single-word="false"/>
      <style:text-properties officeooo:rsid="001ea8c5" officeooo:paragraph-rsid="002f85f8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27a9c8" officeooo:paragraph-rsid="0027a9c8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27a9c8" officeooo:paragraph-rsid="002f85f8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85fda" officeooo:paragraph-rsid="00285fda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officeooo:paragraph-rsid="00285fda"/>
    </style:style>
    <style:style style:name="P14" style:family="paragraph" style:parent-style-name="Standard">
      <style:text-properties style:text-underline-style="none"/>
    </style:style>
    <style:style style:name="P15" style:family="paragraph" style:parent-style-name="Standard">
      <style:text-properties style:text-underline-style="none" fo:font-weight="normal" officeooo:rsid="00244410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f85f8" officeooo:paragraph-rsid="002f85f8" style:font-weight-asian="normal" style:font-weight-complex="normal"/>
    </style:style>
    <style:style style:name="P17" style:family="paragraph" style:parent-style-name="Standard">
      <style:text-properties style:text-underline-style="none" fo:font-weight="bold" officeooo:rsid="002f85f8" officeooo:paragraph-rsid="002f85f8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324ec5" officeooo:paragraph-rsid="00324ec5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343902" officeooo:paragraph-rsid="00343902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rsid="0027a9c8" officeooo:paragraph-rsid="002f85f8"/>
    </style:style>
    <style:style style:name="T1" style:family="text">
      <style:text-properties officeooo:rsid="001cb004"/>
    </style:style>
    <style:style style:name="T2" style:family="text">
      <style:text-properties officeooo:rsid="001ea8c5"/>
    </style:style>
    <style:style style:name="T3" style:family="text">
      <style:text-properties officeooo:rsid="00212b0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16f9d" style:font-weight-asian="normal" style:font-weight-complex="normal"/>
    </style:style>
    <style:style style:name="T6" style:family="text">
      <style:text-properties fo:font-weight="normal" officeooo:rsid="00220da4" style:font-weight-asian="normal" style:font-weight-complex="normal"/>
    </style:style>
    <style:style style:name="T7" style:family="text">
      <style:text-properties fo:font-weight="normal" officeooo:rsid="00244410" style:font-weight-asian="normal" style:font-weight-complex="normal"/>
    </style:style>
    <style:style style:name="T8" style:family="text">
      <style:text-properties fo:font-weight="normal" officeooo:rsid="0026440f" style:font-weight-asian="normal" style:font-weight-complex="normal"/>
    </style:style>
    <style:style style:name="T9" style:family="text">
      <style:text-properties fo:font-weight="normal" officeooo:rsid="0027a9c8" style:font-weight-asian="normal" style:font-weight-complex="normal"/>
    </style:style>
    <style:style style:name="T10" style:family="text">
      <style:text-properties fo:font-weight="normal" officeooo:rsid="00285fda" style:font-weight-asian="normal" style:font-weight-complex="normal"/>
    </style:style>
    <style:style style:name="T11" style:family="text">
      <style:text-properties fo:font-weight="normal" officeooo:rsid="00298a95" style:font-weight-asian="normal" style:font-weight-complex="normal"/>
    </style:style>
    <style:style style:name="T12" style:family="text">
      <style:text-properties fo:font-weight="normal" officeooo:rsid="002f85f8" style:font-weight-asian="normal" style:font-weight-complex="normal"/>
    </style:style>
    <style:style style:name="T13" style:family="text">
      <style:text-properties fo:font-weight="normal" officeooo:rsid="00313042" style:font-weight-asian="normal" style:font-weight-complex="normal"/>
    </style:style>
    <style:style style:name="T14" style:family="text">
      <style:text-properties fo:font-weight="normal" officeooo:rsid="00324ec5" style:font-weight-asian="normal" style:font-weight-complex="normal"/>
    </style:style>
    <style:style style:name="T15" style:family="text">
      <style:text-properties officeooo:rsid="00244410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cb004" style:font-weight-asian="bold" style:font-weight-complex="bold"/>
    </style:style>
    <style:style style:name="T18" style:family="text">
      <style:text-properties officeooo:rsid="00285fda"/>
    </style:style>
    <style:style style:name="T19" style:family="text">
      <style:text-properties officeooo:rsid="002f85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l sistema ofrece diferentes opciones de carácter social para facilitar la relación entre amigos y los artistas con sus oyentes. Un usuario puede seguir a otro usuario (sea artista o no) para estar al corriente de lo que escucha proporcionando el <text:span text:style-name="T2">nombre</text:span> del usuario al que quiere seguir. <text:span text:style-name="T2">Un usuario podrá recomendar una canción a un usuario que sigue proporcionando el nombre usuario y el identificador de la canción que quiere recomendar. Un usuario podrá solicitar un resumen sobre las canciones que escucha su lista de amigos. </text:span></text:p>
      <text:p text:style-name="P4">Un usuario podrá <text:span text:style-name="T3">ver las recomendaciones que le llegan de sus amigos. Por último podrá visualizar las canciones mejor valoradas por un usuario proporcionando su nombre de usuario.</text:span></text:p>
      <text:p text:style-name="P12"/>
      <text:p text:style-name="P7"/>
      <text:p text:style-name="P10">RD <text:span text:style-name="T19">18</text:span>. <text:span text:style-name="T18">Datos de un usuario</text:span>:</text:p>
      <text:p text:style-name="P20"><text:span text:style-name="T4">- </text:span><text:span text:style-name="T10">Nombre de usuario</text:span></text:p>
      <text:p text:style-name="P6"/>
      <text:p text:style-name="P9">RD <text:span text:style-name="T19">19</text:span>. <text:span text:style-name="T18">Datos de un a</text:span>migo:</text:p>
      <text:p text:style-name="P9"><text:span text:style-name="T4">- </text:span><text:span text:style-name="T10">Nombre de usuario</text:span></text:p>
      <text:p text:style-name="P9"><text:span text:style-name="T10">- Canción que está escuchando</text:span></text:p>
      <text:p text:style-name="P9"><text:span text:style-name="T10"/></text:p>
      <text:p text:style-name="P11">RD <text:span text:style-name="T19">20</text:span>. <text:span text:style-name="T19">Datos de a</text:span>rtista</text:p>
      <text:p text:style-name="P9"><text:span text:style-name="T4">- </text:span><text:span text:style-name="T10">Nombre de usuario</text:span></text:p>
      <text:p text:style-name="P9"><text:span text:style-name="T10">- Nombre artístico</text:span></text:p>
      <text:p text:style-name="P9"><text:span text:style-name="T10">- Número de canciones subidas</text:span></text:p>
      <text:p text:style-name="P9"><text:span text:style-name="T10">- Álbumes subidos</text:span></text:p>
      <text:p text:style-name="P9"><text:span text:style-name="T10"/></text:p>
      <text:p text:style-name="P11">RD <text:span text:style-name="T19">21</text:span>. Recomendación saliente</text:p>
      <text:p text:style-name="P11">- <text:span text:style-name="T11">Nombre de usuario de salida</text:span></text:p>
      <text:p text:style-name="P11"><text:span text:style-name="T11">- Cuerpo de mensaje</text:span></text:p>
      <text:p text:style-name="P11"><text:span text:style-name="T11">- Nombre de usuario de entrada</text:span></text:p>
      <text:p text:style-name="P11"/>
      <text:p text:style-name="P11">RD <text:span text:style-name="T19">22</text:span>. Recomendación entrante</text:p>
      <text:p text:style-name="P11">- <text:span text:style-name="T11">Nombre de usuario de entrada</text:span></text:p>
      <text:p text:style-name="P11"><text:span text:style-name="T11">- Cuerpo de mensaje</text:span></text:p>
      <text:p text:style-name="P13"><text:span text:style-name="T11">- Nombre de usuario de salida</text:span></text:p>
      <text:p text:style-name="P14"><text:span text:style-name="T7"/></text:p>
      <text:p text:style-name="P17">RD 23. Recomendación almacenada.</text:p>
      <text:p text:style-name="P16">- Nombre de usuario que recomienda</text:p>
      <text:p text:style-name="P16">- Cuerpo de mensaje</text:p>
      <text:p text:style-name="P16">- Nombre de usuario que es recomendado</text:p>
      <text:p text:style-name="P14"><text:span text:style-name="T7"/></text:p>
      <text:p text:style-name="P17">RD 24. Datos de canción que está siendo escuchada</text:p>
      <text:p text:style-name="P16">- Identificador de canción</text:p>
      <text:p text:style-name="P16">- Usuario que la está escuchando</text:p>
      <text:p text:style-name="P16"/>
      <text:p text:style-name="P18">RD 25. Datos del usuario actual</text:p>
      <text:p text:style-name="P18">- <text:span text:style-name="T4">Identificador de usuario</text:span></text:p>
      <text:p text:style-name="P14"><text:span text:style-name="T7"/></text:p>
      <text:p text:style-name="P19">RD 26. Datos de canciones mejor valoradas</text:p>
      <text:p text:style-name="P19">- <text:span text:style-name="T4">Identificadores de canciones</text:span></text:p>
      <text:p text:style-name="P19"><text:span text:style-name="T4">- Identificador de usuario que ha valorado</text:span></text:p>
      <text:p text:style-name="P19"><text:span text:style-name="T4"/></text:p>
      <text:p text:style-name="P19">RD 27. Datos de usuario que ha realizado valoraciones</text:p>
      <text:p text:style-name="P19">- <text:span text:style-name="T4">Nombre de usuario</text:span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2"><text:soft-page-break/><text:span text:style-name="T1">RF16. </text:span>Seguir <text:span text:style-name="T19">usuario</text:span>. <text:span text:style-name="T5">Se crea una relación entre dos usuarios, el seguidor </text:span><text:span text:style-name="T6">estará al tanto de las acciones del usuario al que sigue.</text:span></text:p>
      <text:p text:style-name="P2"><text:tab/><text:span text:style-name="T4">-</text:span><text:span text:style-name="T7">Entrada: </text:span><text:span text:style-name="T12">RD18</text:span></text:p>
      <text:p text:style-name="P5"><text:tab/>-Almacenado: <text:span text:style-name="T19">RD19, RD20</text:span></text:p>
      <text:p text:style-name="P5"><text:tab/>-Salida:</text:p>
      <text:p text:style-name="Standard"><text:span text:style-name="T17">RF17. </text:span><text:span text:style-name="T16">Recomendar canciones a amigos. </text:span><text:span text:style-name="T8">Un usuario envía a través de un mensaje una canción a otro usuario.</text:span></text:p>
      <text:p text:style-name="P2"><text:tab/><text:span text:style-name="T7">-Entrada: </text:span><text:span text:style-name="T12">RD4</text:span></text:p>
      <text:p text:style-name="P5"><text:tab/>-Almacenado: <text:span text:style-name="T19">RD23</text:span></text:p>
      <text:p text:style-name="P5"><text:tab/>-Salida: <text:span text:style-name="T19">RD21</text:span></text:p>
      <text:p text:style-name="P2"><text:span text:style-name="T1">RF18. </text:span>Ver lo que están escuchando los amigos. <text:span text:style-name="T8">Se muestra al usuario una lista con las canciones que están escuchando sus amigos en ese momento.</text:span></text:p>
      <text:p text:style-name="P2"><text:tab/><text:span text:style-name="T4">-</text:span><text:span text:style-name="T7">Entrada: </text:span><text:span text:style-name="T12">RD19</text:span></text:p>
      <text:p text:style-name="P5"><text:tab/>-Almacenado: </text:p>
      <text:p text:style-name="P5"><text:tab/>-Salida: <text:span text:style-name="T19">RD24</text:span></text:p>
      <text:p text:style-name="P15"/>
      <text:p text:style-name="P2"><text:span text:style-name="T1">RF19. </text:span>Ver recomendaciones entrantes. <text:span text:style-name="T8">Se muestra al usuario </text:span><text:span text:style-name="T9">una lista con las recomendaciones que le han hecho sus amigos.</text:span></text:p>
      <text:p text:style-name="P2"><text:tab/><text:span text:style-name="T7">-Entrada: </text:span><text:span text:style-name="T13">RD</text:span><text:span text:style-name="T14">25</text:span></text:p>
      <text:p text:style-name="P5"><text:tab/>-Almacenado:</text:p>
      <text:p text:style-name="P5"><text:tab/>-Salida: <text:span text:style-name="T19">RD22</text:span></text:p>
      <text:p text:style-name="P5"/>
      <text:p text:style-name="P2"><text:span text:style-name="T1">RF20. </text:span>Canciones mejor valoradas por un usuario. <text:span text:style-name="T9">Un usuario solicita una lista de las canciones mejor valoradas proporcionando el identificador de otro usuario.</text:span></text:p>
      <text:p text:style-name="P1"><text:tab/>-<text:span text:style-name="T15">Entrada: <text:s/>RD27</text:span></text:p>
      <text:p text:style-name="P1"><text:tab/>-<text:span text:style-name="T15">Almacenado:</text:span></text:p>
      <text:p text:style-name="P1"><text:tab/>-<text:span text:style-name="T15">Salida: RD2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7:50:42.324695622</meta:creation-date>
    <dc:date>2018-10-03T16:49:41.513830561</dc:date>
    <meta:editing-duration>PT58M47S</meta:editing-duration>
    <meta:editing-cycles>11</meta:editing-cycles>
    <meta:generator>LibreOffice/6.0.3.2$Linux_X86_64 LibreOffice_project/00m0$Build-2</meta:generator>
    <meta:document-statistic meta:table-count="0" meta:image-count="0" meta:object-count="0" meta:page-count="2" meta:paragraph-count="54" meta:word-count="416" meta:character-count="2501" meta:non-whitespace-character-count="2121"/>
  </office:meta>
</office:document-meta>
</file>